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_NN_D</text:span></text:p>
            <text:p text:style-name="P8"><text:span text:style-name="T2">COPY_N_N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_NN_N</text:span></text:p>
            <text:p text:style-name="P8"><text:span text:style-name="T2">NEW_N_N</text:span></text:p>
            <text:p text:style-name="P8"><text:soft-page-break/><text:span text:style-name="T2">DEL_N</text:span></text:p>
            <text:p text:style-name="P8"><text:span text:style-name="T2">ADD_1N_N</text:span></text:p>
            <text:p text:style-name="P8"><text:span text:style-name="T2">COPY_N_N</text:span>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10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2"><text:span text:style-name="T2">MUL_NN_N</text:span></text:p>
            <text:p text:style-name="P2"><text:span text:style-name="T2">MUL_ND_N</text:span></text:p>
            <text:p text:style-name="P2"><text:span text:style-name="T2">ADD_NN_N</text:span></text:p>
            <text:p text:style-name="P2"><text:span text:style-name="T2">MUL_Nk_N</text:span></text:p>
            <text:p text:style-name="P2"><text:span text:style-name="T2">COM_NN_D</text:span></text:p>
            <text:p text:style-name="P2"><text:span text:style-name="T2">DELZ_N_N</text:span></text:p>
            <text:p text:style-name="P2"><text:span text:style-name="T2">NZER_N_B</text:span></text:p>
            <text:p text:style-name="P2"><text:span text:style-name="T2">DIV_NN_Nk</text:span></text:p>
            <text:p text:style-name="P2"><text:span text:style-name="T2">SUB_NN_N</text:span></text:p>
            <text:p text:style-name="P8"><text:span text:style-name="T2">NEW_N_N</text:span></text:p>
            <text:p text:style-name="P8"><text:span text:style-name="T2">DEL_N</text:span></text:p>
            <text:p text:style-name="P8"><text:span text:style-name="T2">ADD_1N_N</text:span></text:p>
            <text:p text:style-name="P8"><text:span text:style-name="T2">COPY_N_N</text:span>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10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/>
          </table:table-cell>
          <table:table-cell table:style-name="Таблица1.A13" office:value-type="string">
            <text:p text:style-name="P2"/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10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2"><text:span text:style-name="T2">NEW_N_N</text:span></text:p>
            <text:p text:style-name="P5">DEL_N</text:p>
          </table:table-cell>
          <table:table-cell table:style-name="Таблица1.A13" office:value-type="string">
            <text:p text:style-name="P2"><text:span text:style-name="T2">NEW_N_N</text:span>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86</meta:editing-cycles>
    <dc:date>2014-10-11T00:22:38</dc:date>
    <meta:editing-duration>P2DT25S</meta:editing-duration>
    <meta:document-statistic meta:table-count="1" meta:image-count="0" meta:object-count="0" meta:page-count="3" meta:paragraph-count="180" meta:word-count="421" meta:character-count="2876" meta:non-whitespace-character-count="2629"/>
  </office:meta>
</office:document-meta>
</file>